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41cm"/>
    </style:style>
    <style:style style:name="co5" style:family="table-column">
      <style:table-column-properties fo:break-before="auto" style:column-width="2.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#3399ff"/>
      <style:text-properties fo:color="#000000" fo:font-weight="bold" style:font-weight-asian="bold" style:font-weight-complex="bold"/>
    </style:style>
  </office:automatic-styles>
  <office:body>
    <office:spreadsheet>
      <table:table table:name="Home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Mr Brompton Blogs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Another Blog blog – Learn How to Blog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ogo Mr B Blogs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5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5" office:value-type="string">
            <text:p>Alt</text:p>
          </table:table-cell>
          <table:table-cell table:style-name="ce5" office:value-type="string">
            <text:p>Targe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5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5" office:value-type="string">
            <text:p>Alt</text:p>
          </table:table-cell>
          <table:table-cell table:style-name="ce5" office:value-type="string">
            <text:p>Target</text:p>
          </table:table-cell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inked image to Another Blog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Another Blog blog – Learn How to Blog"</text:p>
          </table:table-cell>
          <table:table-cell office:value-type="string">
            <text:p>Default</text:p>
          </table:table-cell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Not Working</text:p>
          </table:table-cell>
          <table:table-cell office:value-type="string">
            <text:p>Out</text:p>
          </table:table-cell>
          <table:table-cell office:value-type="string">
            <text:p>alt="Linked image to Dads Memorial Video - Micheal Brompton"</text:p>
          </table:table-cell>
          <table:table-cell office:value-type="string">
            <text:p>target="_blank"</text:p>
          </table:table-cell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Dad's Memorial Video – Micheal Brompton"</text:p>
          </table:table-cell>
          <table:table-cell office:value-type="string">
            <text:p>target="_blank"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5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5" office:value-type="string">
            <text:p>Alt</text:p>
          </table:table-cell>
          <table:table-cell table:style-name="ce5" office:value-type="string">
            <text:p>Target</text:p>
          </table:table-cell>
        </table:table-row>
        <table:table-row table:style-name="ro1">
          <table:table-cell office:value-type="string">
            <text:p>Cover Image</text:p>
          </table:table-cell>
          <table:table-cell table:style-name="ce3" office:value-type="string">
            <text:p>https://pixabay.com/p-769737/?no_redirect 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alt="Cover Image Link"</text:p>
          </table:table-cell>
          <table:table-cell office:value-type="string">
            <text:p>target="_blank"</text:p>
          </table:table-cell>
        </table:table-row>
        <table:table-row table:style-name="ro1">
          <table:table-cell office:value-type="string">
            <text:p>Kevin King</text:p>
          </table:table-cell>
          <table:table-cell table:style-name="ce3" office:value-type="string">
            <text:p>https://pixabay.com/p-428954/?no_redirect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alt="Another Blog blog Image Link"</text:p>
          </table:table-cell>
          <table:table-cell office:value-type="string">
            <text:p>target="_blank"</text:p>
          </table:table-cell>
        </table:table-row>
        <table:table-row table:style-name="ro1">
          <table:table-cell office:value-type="string">
            <text:p>Dad Image</text:p>
          </table:table-cell>
          <table:table-cell office:value-type="string">
            <text:p>https://mr-brompton.github.io/index.html</text:p>
          </table:table-cell>
          <table:table-cell table:number-columns-repeated="2"/>
          <table:table-cell office:value-type="string">
            <text:p>alt="Dad's Image Link"</text:p>
          </table:table-cell>
          <table:table-cell office:value-type="string">
            <text:p>target="_blank"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18/12/2016</text:date>, <text:time>01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9M13S</meta:editing-duration>
    <meta:editing-cycles>33</meta:editing-cycles>
    <meta:generator>OpenOffice/4.1.2$Win32 OpenOffice.org_project/412m3$Build-9782</meta:generator>
    <dc:date>2016-12-18T01:09:22.14</dc:date>
    <dc:creator>Matt </dc:creator>
    <meta:document-statistic meta:table-count="1" meta:cell-count="104" meta:object-count="0"/>
    <meta:user-defined meta:name="Info 1"/>
    <meta:user-defined meta:name="Info 2"/>
    <meta:user-defined meta:name="Info 3"/>
    <meta:user-defined meta:name="Info 4"/>
  </office:meta>
</office:document-meta>
</file>